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78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ma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nt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-con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-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-se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ment-adju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ment-base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chor-po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tion-de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tion-dir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tion-du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tion-fill-m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tion-iteration-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tion-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tion-play-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mation-timing-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ear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ect-rat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drop-fi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face-visi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g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ground-attach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ground-blend-m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ground-cl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ground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ground-im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ground-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ground-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ground-rep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ground-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line-shi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ck-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end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end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end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start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start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start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lock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ot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ottom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ottom-left-ra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ottom-right-ra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ottom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bottom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colla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end-end-ra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end-start-ra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m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mage-out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mage-rep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mage-sl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mage-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mage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end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end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end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start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start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start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inline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left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left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left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ra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right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right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right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spac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start-end-ra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start-start-ra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top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top-left-ra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top-right-ra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top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top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der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-decoration-bre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-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-siz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ak-a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ak-bef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ak-in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ion-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et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p-p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r-adju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-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-f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-g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-r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-rule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-rule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-rule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-s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er-inc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er-re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er-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e-a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e-bef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r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ty-ce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x-ba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x-dir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x-f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x-g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x-shr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x-w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od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od-opa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-fr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-i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fami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feature-set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ker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language-overr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optical-siz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size-adju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stre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synth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vari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variant-c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variant-east-as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variant-lig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variant-nume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variant-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-we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yph-orientation-verti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auto-colum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auto-f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auto-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colum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column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column-g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column-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g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row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row-g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row-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template-are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template-colum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-template-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ging-punct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h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age-ori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age-rend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age-resol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e-m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-let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-letters-al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line-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line-box-al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stify-con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stify-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stify-se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tter-spac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ing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-bre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-cl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-he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-height-st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-style-im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-style-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-style-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-b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-block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-block-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-bot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-in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-inline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-inline-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-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-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-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er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er-knockout-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er-knockout-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er-m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er-pat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er-seg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er-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er-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box-out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box-rep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box-sl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box-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box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cl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compos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im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m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rep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source-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k-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-block-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-he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-inline-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-block-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-he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-inline-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-blend-m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-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-d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-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-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-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ject-f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ject-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set-anc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set-dist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set-p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set-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set-ro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a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ph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ine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ine-off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ine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line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f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flow-b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flow-in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flow-w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flow-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flow-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-b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-block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-block-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-bot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-in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-inline-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-inline-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-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-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-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ge-break-a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ge-break-bef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ge-break-in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se-a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use-bef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pec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pective-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tch-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ce-con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ce-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ce-se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-du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er-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on-break-a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on-break-bef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on-break-in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on-frag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t-a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t-bef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ation-po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-g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by-al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by-me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by-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oll-behav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oll-snap-al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oll-snap-s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oll-snap-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-image-thresho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-in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-mar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-out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ak-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ak-hea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ak-nume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ak-punct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ech-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p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p-opa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-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ke-dash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ke-dashoff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ke-line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ke-linejo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ke-miterlim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ke-opa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ke-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-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le-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al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align-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align-l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combine-up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deco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decoration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decoration-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decoration-sk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decoration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empha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emphasis-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emphasis-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emphasis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ind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justif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ori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overf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rend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size-adju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space-colla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trans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underline-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-w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uch-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form-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form-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form-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-de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-du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-proper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-timing-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code-bi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-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ical-al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i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ce-bal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ce-du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ce-fami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ce-p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ce-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ce-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ce-st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ce-volu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u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-sp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d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-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d-bre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d-spac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d-w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ting-m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-index</text:p>
          </table:table-cell>
          <table:table-cell table:number-columns-repeated="1023"/>
        </table:table-row>
        <table:table-row table:style-name="ro1" table:number-rows-repeated="10481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6-22T22:01:17</meta:creation-date>
    <dc:date>2024-06-22T19:02:46.779502810</dc:date>
    <meta:generator>LibreOffice/7.3.7.2$Linux_X86_64 LibreOffice_project/30$Build-2</meta:generator>
    <meta:editing-duration>PT21S</meta:editing-duration>
    <meta:editing-cycles>1</meta:editing-cycles>
    <meta:document-statistic meta:table-count="1" meta:cell-count="413" meta:object-count="0"/>
    <meta:user-defined meta:name="AppVersion">3.1.4</meta:user-defined>
  </office:meta>
</office:document-meta>
</file>